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contract 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taclet option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MT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ons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resultRea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getRes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acro</text:p>
          </table:table-cell>
          <table:table-cell/>
          <table:table-cell office:value-type="float" office:value="8338" calcext:value-type="float">
            <text:p>833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inimal (unfold first method call, otherwise full auto)</text:p>
          </table:table-cell>
          <table:table-cell office:value-type="string" calcext:value-type="string">
            <text:p>RTE allow</text:p>
          </table:table-cell>
          <table:table-cell office:value-type="float" office:value="5024" calcext:value-type="float">
            <text:p>5024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&lt;init&gt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edium (guiding macros; cuts preparing dependency contract)</text:p>
          </table:table-cell>
          <table:table-cell/>
          <table:table-cell office:value-type="float" office:value="14754" calcext:value-type="float">
            <text:p>1475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MUC</text:p>
          </table:table-cell>
          <table:table-cell office:value-type="string" calcext:value-type="string">
            <text:p>autopilot</text:p>
          </table:table-cell>
          <table:table-cell/>
          <table:table-cell office:value-type="float" office:value="2186" calcext:value-type="float">
            <text:p>2186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UC</text:p>
          </table:table-cell>
          <table:table-cell office:value-type="string" calcext:value-type="string">
            <text:p>minimal</text:p>
          </table:table-cell>
          <table:table-cell/>
          <table:table-cell office:value-type="float" office:value="21753" calcext:value-type="float">
            <text:p>2175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&lt;init&gt;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votingPhas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Choice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Voter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Server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&lt;init&gt;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main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58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4-04-14T17:08:06.425305835</meta:creation-date>
    <dc:date>2014-04-24T12:50:23.825055834</dc:date>
    <dc:creator>Daniel Bruns</dc:creator>
    <meta:editing-duration>PT21H3M57S</meta:editing-duration>
    <meta:editing-cycles>13</meta:editing-cycles>
    <meta:generator>LibreOffice/4.1.3.2$Linux_X86_64 LibreOffice_project/410m0$Build-2</meta:generator>
    <meta:document-statistic meta:table-count="1" meta:cell-count="89" meta:object-count="0"/>
  </office:meta>
</office:document-meta>
</file>